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cm"/>
    </style:style>
    <style:style style:name="gr5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4.8cm" svg:height="6.9cm" svg:x="5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8cm" svg:height="6.9cm" svg:x="11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6.9cm" svg:y="4.8cm">
          <text:p text:style-name="P1"><text:span text:style-name="T1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9cm" svg:height="0.9cm" svg:x="13.9cm" svg:y="3.6cm">
          <text:p text:style-name="P1"><text:span text:style-name="T1">v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0.9cm" svg:height="0.9cm" svg:x="11.8cm" svg:y="6.4cm">
          <text:p text:style-name="P1"><text:span text:style-name="T1">v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2.569cm" svg:y1="6.531cm" svg:x2="14.031cm" svg:y2="4.369cm" draw:start-shape="id1" draw:start-glue-point="11" draw:end-shape="id2" draw:end-glue-point="7" svg:d="m12569 6531 1462-2162" svg:viewBox="0 0 1463 2163">
          <text:p/>
        </draw:connector>
        <draw:frame draw:style-name="gr4" draw:text-style-name="P3" draw:layer="layout" svg:width="0.9cm" svg:height="0.85cm" svg:x="12.9cm" svg:y="6.95cm">
          <draw:text-box>
            <text:p><text:span text:style-name="T1">1</text:span></text:p>
          </draw:text-box>
        </draw:frame>
        <draw:custom-shape draw:style-name="gr2" draw:text-style-name="P2" xml:id="id3" draw:id="id3" draw:layer="layout" svg:width="0.9cm" svg:height="0.9cm" svg:x="13.8cm" svg:y="6.4cm">
          <text:p text:style-name="P1"><text:span text:style-name="T1">v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2.7cm" svg:y1="6.85cm" svg:x2="13.8cm" svg:y2="6.85cm" draw:start-shape="id1" draw:start-glue-point="10" draw:end-shape="id3" draw:end-glue-point="6" svg:d="m12700 6850h1100" svg:viewBox="0 0 1101 1">
          <text:p/>
        </draw:connector>
        <draw:custom-shape draw:style-name="gr2" draw:text-style-name="P2" xml:id="id5" draw:id="id5" draw:layer="layout" svg:width="0.9cm" svg:height="0.9cm" svg:x="13.899cm" svg:y="3.599cm">
          <text:p text:style-name="P1"><text:span text:style-name="T1">v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9cm" svg:height="0.9cm" svg:x="11.799cm" svg:y="6.399cm">
          <text:p text:style-name="P1"><text:span text:style-name="T1">v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2.568cm" svg:y1="6.53cm" svg:x2="14.03cm" svg:y2="4.368cm" draw:start-shape="id4" draw:start-glue-point="11" draw:end-shape="id5" draw:end-glue-point="7" svg:d="m12568 6530 1462-2162" svg:viewBox="0 0 1463 2163">
          <text:p/>
        </draw:connector>
        <draw:frame draw:style-name="gr5" draw:text-style-name="P3" draw:layer="layout" svg:width="0.9cm" svg:height="1.05cm" svg:x="13.499cm" svg:y="5.199cm">
          <draw:text-box>
            <text:p>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gnacio Niesz</meta:initial-creator>
    <meta:creation-date>2014-11-18T18:36:56</meta:creation-date>
    <dc:date>2014-11-18T19:37:14</dc:date>
    <dc:creator>Ignacio Niesz</dc:creator>
    <meta:editing-duration>PT10M44S</meta:editing-duration>
    <meta:editing-cycles>5</meta:editing-cycles>
    <meta:generator>LibreOffice/3.5$Linux_X86_64 LibreOffice_project/350m1$Build-2</meta:generator>
    <meta:document-statistic meta:object-count="13"/>
  </office:meta>
</office:document-meta>
</file>